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4.364cm"/>
    </style:style>
    <style:style style:name="Tabela1.B" style:family="table-column">
      <style:table-column-properties style:column-width="1.782cm"/>
    </style:style>
    <style:style style:name="Tabela1.C" style:family="table-column">
      <style:table-column-properties style:column-width="6.283cm"/>
    </style:style>
    <style:style style:name="Tabela1.D" style:family="table-column">
      <style:table-column-properties style:column-width="4.572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394cm"/>
    </style:style>
    <style:style style:name="Tabela2.B" style:family="table-column">
      <style:table-column-properties style:column-width="5.009cm"/>
    </style:style>
    <style:style style:name="Tabela2.C" style:family="table-column">
      <style:table-column-properties style:column-width="2.979cm"/>
    </style:style>
    <style:style style:name="Tabela2.D" style:family="table-column">
      <style:table-column-properties style:column-width="5.618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3.397cm"/>
    </style:style>
    <style:style style:name="Tabela3.B" style:family="table-column">
      <style:table-column-properties style:column-width="2.182cm"/>
    </style:style>
    <style:style style:name="Tabela3.C" style:family="table-column">
      <style:table-column-properties style:column-width="3.171cm"/>
    </style:style>
    <style:style style:name="Tabela3.D" style:family="table-column">
      <style:table-column-properties style:column-width="8.25cm"/>
    </style:style>
    <style:style style:name="Tabela3.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paragraph-properties style:writing-mode="lr-tb"/>
      <style:text-properties fo:language="en" fo:country="US"/>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8">
      <style:paragraph-properties fo:margin-top="0cm" fo:margin-bottom="0cm" loext:contextual-spacing="false"/>
    </style:style>
    <style:style style:name="P17" style:family="paragraph" style:parent-style-name="Text_20_body" style:list-style-name="L9">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Production DataBases : mysql</text:h>
      <text:section text:style-name="Sect1" text:name="bodyContent">
        <text:p text:style-name="Text_20_body"/>
        <text:section text:style-name="Sect1" text:name="contentSub">
          <text:p text:style-name="Text_20_body"/>
        </text:section>
      </text:section>
      <text:p text:style-name="Text_20_body"><text:a xlink:type="simple" xlink:href="https://mariadb.org/" text:style-name="Internet_20_link" text:visited-style-name="Visited_20_Internet_20_Link">MariaDB</text:a> is a community-developed fork of the MySQL relational database management system intended to remain free under the GNU GPL. It is notable for being led by the original developers of MySQL, who forked it due to concerns over its acquisition by Oracle. </text:p>
      <text:p text:style-name="Text_20_body">This page assumed that you have a general knowledge about MariaDB, so if you are new to MySQL first take a look at the <text:a xlink:type="simple" xlink:href="https://wiki.alpinelinux.org/wiki/MariaDB" text:style-name="Internet_20_link" text:visited-style-name="Visited_20_Internet_20_Link">MariaDB wiki page</text:a> for information about how are packaged for alpine linux. </text:p>
      <text:section text:style-name="Sect1" text:name="toc">
        <text:h text:style-name="P2" text:outline-level="2">Contents</text:h>
      </text:section>
      <text:section text:style-name="Sect1" text:name="Seção1">
        <text:list xml:id="list2781436104" text:style-name="L1">
          <text:list-item>
            <text:p text:style-name="P13"><text:bookmark text:name="toc"/><text:a xlink:type="simple" xlink:href="https://wiki.alpinelinux.org/wiki/Production_DataBases_:_mysql#Installation" text:style-name="Internet_20_link" text:visited-style-name="Visited_20_Internet_20_Link">1 Installation</text:a> </text:p>
          </text:list-item>
          <text:list-item>
            <text:p text:style-name="P13"><text:a xlink:type="simple" xlink:href="https://wiki.alpinelinux.org/wiki/Production_DataBases_:_mysql#Initialization" text:style-name="Internet_20_link" text:visited-style-name="Visited_20_Internet_20_Link">2 Initialization</text:a> </text:p>
          </text:list-item>
          <text:list-item>
            <text:p text:style-name="P13"><text:a xlink:type="simple" xlink:href="https://wiki.alpinelinux.org/wiki/Production_DataBases_:_mysql#Configuration" text:style-name="Internet_20_link" text:visited-style-name="Visited_20_Internet_20_Link">3 Configuration</text:a> </text:p>
            <text:list>
              <text:list-item>
                <text:p text:style-name="P13"><text:a xlink:type="simple" xlink:href="https://wiki.alpinelinux.org/wiki/Production_DataBases_:_mysql#Configuration_files" text:style-name="Internet_20_link" text:visited-style-name="Visited_20_Internet_20_Link">3.1 Configuration files</text:a> </text:p>
              </text:list-item>
              <text:list-item>
                <text:p text:style-name="P13"><text:a xlink:type="simple" xlink:href="https://wiki.alpinelinux.org/wiki/Production_DataBases_:_mysql#Production_settings" text:style-name="Internet_20_link" text:visited-style-name="Visited_20_Internet_20_Link">3.2 Production settings</text:a> </text:p>
              </text:list-item>
            </text:list>
          </text:list-item>
          <text:list-item>
            <text:p text:style-name="P13"><text:a xlink:type="simple" xlink:href="https://wiki.alpinelinux.org/wiki/Production_DataBases_:_mysql#Updating_or_comming_from_upgrading" text:style-name="Internet_20_link" text:visited-style-name="Visited_20_Internet_20_Link">4 Updating or comming from upgrading</text:a> </text:p>
          </text:list-item>
          <text:list-item>
            <text:p text:style-name="P13"><text:a xlink:type="simple" xlink:href="https://wiki.alpinelinux.org/wiki/Production_DataBases_:_mysql#Relevant_important_notes" text:style-name="Internet_20_link" text:visited-style-name="Visited_20_Internet_20_Link">5 Relevant important notes</text:a> </text:p>
            <text:list>
              <text:list-item>
                <text:p text:style-name="P13"><text:a xlink:type="simple" xlink:href="https://wiki.alpinelinux.org/wiki/Production_DataBases_:_mysql#File_system_notes_about_the_databases_managed" text:style-name="Internet_20_link" text:visited-style-name="Visited_20_Internet_20_Link">5.1 File system notes about the databases managed</text:a> </text:p>
              </text:list-item>
              <text:list-item>
                <text:p text:style-name="P13"><text:a xlink:type="simple" xlink:href="https://wiki.alpinelinux.org/wiki/Production_DataBases_:_mysql#Restore_root_password" text:style-name="Internet_20_link" text:visited-style-name="Visited_20_Internet_20_Link">5.2 Restore root password</text:a> </text:p>
              </text:list-item>
            </text:list>
          </text:list-item>
          <text:list-item>
            <text:p text:style-name="P4"><text:a xlink:type="simple" xlink:href="https://wiki.alpinelinux.org/wiki/Production_DataBases_:_mysql#See_Also" text:style-name="Internet_20_link" text:visited-style-name="Visited_20_Internet_20_Link">6 See Also</text:a> </text:p>
          </text:list-item>
        </text:list>
      </text:section>
      <text:h text:style-name="Heading_20_2" text:outline-level="2"><text:bookmark text:name="Installation"/>Installation</text:h>
      <text:p text:style-name="Text_20_body">Alpine Linux has dummy counterparts packages for those that are not close to that change from <text:span text:style-name="T1">mysql</text:span> to <text:span text:style-name="T1">mariadb</text:span> naming packages, please check the <text:a xlink:type="simple" xlink:href="https://wiki.alpinelinux.org/wiki/MariaDB" text:style-name="Internet_20_link" text:visited-style-name="Visited_20_Internet_20_Link">MariaDB wiki page</text:a> for more information. </text:p>
      <text:p text:style-name="Text_20_body">Take in consideration that the user <text:span text:style-name="Source_20_Text">mysql</text:span> was created during instalation of packages, in the initialization section two users will be created in database init: <text:span text:style-name="Source_20_Text">root</text:span> and <text:span text:style-name="Source_20_Text">mysql</text:span>, and in that point only if are in their respective system accounts, will be able to connect to the database service. </text:p>
      <text:p text:style-name="P3">apk add mysql mysql-client</text:p>
      <text:p text:style-name="Text_20_body">That will install the most used ones.. <text:span text:style-name="Source_20_Text">mariadb-cient</text:span> and <text:span text:style-name="Source_20_Text">mariadb-server</text:span>, rest of packages are brief described here for more information, here are listed in orden of relevance for production server </text:p>
      <table:table table:name="Tabela1" table:style-name="Tabela1">
        <table:table-column table:style-name="Tabela1.A"/>
        <table:table-column table:style-name="Tabela1.B"/>
        <table:table-column table:style-name="Tabela1.C"/>
        <table:table-column table:style-name="Tabela1.D"/>
        <table:table-row table:style-name="TableLine93868666953440">
          <table:table-cell table:style-name="Tabela1.A1" office:value-type="string">
            <text:p text:style-name="Table_20_Heading">MySQL name package</text:p>
          </table:table-cell>
          <table:table-cell table:style-name="Tabela1.A1" office:value-type="string">
            <text:p text:style-name="Table_20_Heading">Since Alpine:</text:p>
          </table:table-cell>
          <table:table-cell table:style-name="Tabela1.A1" office:value-type="string">
            <text:p text:style-name="Table_20_Heading">Brief usage</text:p>
          </table:table-cell>
          <table:table-cell table:style-name="Tabela1.A1" office:value-type="string">
            <text:p text:style-name="Table_20_Heading">Related package </text:p>
          </table:table-cell>
        </table:table-row>
        <table:table-row table:style-name="TableLine93868666953440">
          <table:table-cell table:style-name="Tabela1.A1" office:value-type="string">
            <text:p text:style-name="Table_20_Contents">mysql</text:p>
          </table:table-cell>
          <table:table-cell table:style-name="Tabela1.A1" office:value-type="string">
            <text:p text:style-name="Table_20_Contents">v2</text:p>
          </table:table-cell>
          <table:table-cell table:style-name="Tabela1.A1" office:value-type="string">
            <text:p text:style-name="Table_20_Contents">it's a dummy package to easy install of mariadb</text:p>
          </table:table-cell>
          <table:table-cell table:style-name="Tabela1.A1" office:value-type="string">
            <text:p text:style-name="Table_20_Contents">mariadb </text:p>
          </table:table-cell>
        </table:table-row>
        <table:table-row table:style-name="TableLine93868666953440">
          <table:table-cell table:style-name="Tabela1.A1" office:value-type="string">
            <text:p text:style-name="Table_20_Contents">mysql-client</text:p>
          </table:table-cell>
          <table:table-cell table:style-name="Tabela1.A1" office:value-type="string">
            <text:p text:style-name="Table_20_Contents">v2</text:p>
          </table:table-cell>
          <table:table-cell table:style-name="Tabela1.A1" office:value-type="string">
            <text:p text:style-name="Table_20_Contents">it's a dummy package to easy install of commands tools</text:p>
          </table:table-cell>
          <table:table-cell table:style-name="Tabela1.A1" office:value-type="string">
            <text:p text:style-name="Table_20_Contents">mariadb-client </text:p>
          </table:table-cell>
        </table:table-row>
        <table:table-row table:style-name="TableLine93868666953440">
          <table:table-cell table:style-name="Tabela1.A1" office:value-type="string">
            <text:p text:style-name="Table_20_Contents">mariadb</text:p>
          </table:table-cell>
          <table:table-cell table:style-name="Tabela1.A1" office:value-type="string">
            <text:p text:style-name="Table_20_Contents">v2</text:p>
          </table:table-cell>
          <table:table-cell table:style-name="Tabela1.A1" office:value-type="string">
            <text:p text:style-name="Table_20_Contents">server equivalent to mysql-server</text:p>
          </table:table-cell>
          <table:table-cell table:style-name="Tabela1.A1" office:value-type="string">
            <text:p text:style-name="Table_20_Contents">mariadb-common </text:p>
          </table:table-cell>
        </table:table-row>
        <text:soft-page-break/>
        <table:table-row table:style-name="TableLine93868666953440">
          <table:table-cell table:style-name="Tabela1.A1" office:value-type="string">
            <text:p text:style-name="Table_20_Contents">mariadb-client</text:p>
          </table:table-cell>
          <table:table-cell table:style-name="Tabela1.A1" office:value-type="string">
            <text:p text:style-name="Table_20_Contents">v2</text:p>
          </table:table-cell>
          <table:table-cell table:style-name="Tabela1.A1" office:value-type="string">
            <text:p text:style-name="Table_20_Contents">connection command line and tools</text:p>
          </table:table-cell>
          <table:table-cell table:style-name="Tabela1.A1" office:value-type="string">
            <text:p text:style-name="Table_20_Contents">mariadb-common </text:p>
          </table:table-cell>
        </table:table-row>
        <table:table-row table:style-name="TableLine93868666953440">
          <table:table-cell table:style-name="Tabela1.A1" office:value-type="string">
            <text:p text:style-name="Table_20_Contents">mariadb-doc</text:p>
          </table:table-cell>
          <table:table-cell table:style-name="Tabela1.A1" office:value-type="string">
            <text:p text:style-name="Table_20_Contents">v3.0</text:p>
          </table:table-cell>
          <table:table-cell table:style-name="Tabela1.A1" office:value-type="string">
            <text:p text:style-name="Table_20_Contents">manpages are there!</text:p>
          </table:table-cell>
          <table:table-cell table:style-name="Tabela1.A1" office:value-type="string">
            <text:p text:style-name="Table_20_Contents">man man-pages </text:p>
          </table:table-cell>
        </table:table-row>
        <table:table-row table:style-name="TableLine93868666953440">
          <table:table-cell table:style-name="Tabela1.A1" office:value-type="string">
            <text:p text:style-name="Table_20_Contents">mariadb-connector-odbc</text:p>
          </table:table-cell>
          <table:table-cell table:style-name="Tabela1.A1" office:value-type="string">
            <text:p text:style-name="Table_20_Contents">edge</text:p>
          </table:table-cell>
          <table:table-cell table:style-name="Tabela1.A1" office:value-type="string">
            <text:p text:style-name="Table_20_Contents">coding or making OS level connections, to any DB without libs install</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connector-c</text:p>
          </table:table-cell>
          <table:table-cell table:style-name="Tabela1.A1" office:value-type="string">
            <text:p text:style-name="Table_20_Contents">v3.8</text:p>
          </table:table-cell>
          <table:table-cell table:style-name="Tabela1.A1" office:value-type="string">
            <text:p text:style-name="Table_20_Contents">coding connection on C sources</text:p>
          </table:table-cell>
          <table:table-cell table:style-name="Tabela1.A1" office:value-type="string">
            <text:p text:style-name="Table_20_Contents">mariadb-connector-c-dev </text:p>
          </table:table-cell>
        </table:table-row>
        <table:table-row table:style-name="TableLine93868666953440">
          <table:table-cell table:style-name="Tabela1.A1" office:value-type="string">
            <text:p text:style-name="Table_20_Contents">mariadb-backup</text:p>
          </table:table-cell>
          <table:table-cell table:style-name="Tabela1.A1" office:value-type="string">
            <text:p text:style-name="Table_20_Contents">v3.8</text:p>
          </table:table-cell>
          <table:table-cell table:style-name="Tabela1.A1" office:value-type="string">
            <text:p text:style-name="Table_20_Contents">to external backup devices, not widely used, in past was inside mariadb package</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server-utils</text:p>
          </table:table-cell>
          <table:table-cell table:style-name="Tabela1.A1" office:value-type="string">
            <text:p text:style-name="Table_20_Contents">v3.8</text:p>
          </table:table-cell>
          <table:table-cell table:style-name="Tabela1.A1" office:value-type="string">
            <text:p text:style-name="Table_20_Contents">server commands not widely used, in past was inside mariadb package</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dev</text:p>
          </table:table-cell>
          <table:table-cell table:style-name="Tabela1.A1" office:value-type="string">
            <text:p text:style-name="Table_20_Contents">v3.1</text:p>
          </table:table-cell>
          <table:table-cell table:style-name="Tabela1.A1" office:value-type="string">
            <text:p text:style-name="Table_20_Contents">Need for compilations depends on source code</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test</text:p>
          </table:table-cell>
          <table:table-cell table:style-name="Tabela1.A1" office:value-type="string">
            <text:p text:style-name="Table_20_Contents">v3.3</text:p>
          </table:table-cell>
          <table:table-cell table:style-name="Tabela1.A1" office:value-type="string">
            <text:p text:style-name="Table_20_Contents">testing suite from MariaDB tools</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mytop</text:p>
          </table:table-cell>
          <table:table-cell table:style-name="Tabela1.A1" office:value-type="string">
            <text:p text:style-name="Table_20_Contents">v3.9</text:p>
          </table:table-cell>
          <table:table-cell table:style-name="Tabela1.A1" office:value-type="string">
            <text:p text:style-name="Table_20_Contents">data performance monitoring</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plugin-rocksdb</text:p>
          </table:table-cell>
          <table:table-cell table:style-name="Tabela1.A1" office:value-type="string">
            <text:p text:style-name="Table_20_Contents">v3.9</text:p>
          </table:table-cell>
          <table:table-cell table:style-name="Tabela1.A1" office:value-type="string">
            <text:p text:style-name="Table_20_Contents">plain key-value event relational for data</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static</text:p>
          </table:table-cell>
          <table:table-cell table:style-name="Tabela1.A1" office:value-type="string">
            <text:p text:style-name="Table_20_Contents">v3.8</text:p>
          </table:table-cell>
          <table:table-cell table:style-name="Tabela1.A1" office:value-type="string">
            <text:p text:style-name="Table_20_Contents">static libs for static non depends linking in builds</text:p>
          </table:table-cell>
          <table:table-cell table:style-name="Tabela1.A1" office:value-type="string">
            <text:p text:style-name="Table_20_Contents">. </text:p>
          </table:table-cell>
        </table:table-row>
        <table:table-row table:style-name="TableLine93868666953440">
          <table:table-cell table:style-name="Tabela1.A1" office:value-type="string">
            <text:p text:style-name="Table_20_Contents">mariadb-embedded</text:p>
          </table:table-cell>
          <table:table-cell table:style-name="Tabela1.A1" office:value-type="string">
            <text:p text:style-name="Table_20_Contents">v3.9</text:p>
          </table:table-cell>
          <table:table-cell table:style-name="Tabela1.A1" office:value-type="string">
            <text:p text:style-name="Table_20_Contents">the libmysqld identical interface as the C client</text:p>
          </table:table-cell>
          <table:table-cell table:style-name="Tabela1.A1" office:value-type="string">
            <text:p text:style-name="Table_20_Contents">mariadb-embedded-dev </text:p>
          </table:table-cell>
        </table:table-row>
        <table:table-row table:style-name="TableLine93868666953440">
          <table:table-cell table:style-name="Tabela1.A1" office:value-type="string">
            <text:p text:style-name="Table_20_Contents">mariadb-embedded-dev</text:p>
          </table:table-cell>
          <table:table-cell table:style-name="Tabela1.A1" office:value-type="string">
            <text:p text:style-name="Table_20_Contents">v3.9</text:p>
          </table:table-cell>
          <table:table-cell table:style-name="Tabela1.A1" office:value-type="string">
            <text:p text:style-name="Table_20_Contents">use the normal mysql.h and link with libmysqld instead of libmysqlclient</text:p>
          </table:table-cell>
          <table:table-cell table:style-name="Tabela1.A1" office:value-type="string">
            <text:p text:style-name="Table_20_Contents">mariadb-dev </text:p>
          </table:table-cell>
        </table:table-row>
        <table:table-row table:style-name="TableLine93868666953440">
          <table:table-cell table:style-name="Tabela1.A1" office:value-type="string">
            <text:p text:style-name="Table_20_Contents">mariadb-openrc</text:p>
          </table:table-cell>
          <table:table-cell table:style-name="Tabela1.A1" office:value-type="string">
            <text:p text:style-name="Table_20_Contents">v3.8</text:p>
          </table:table-cell>
          <table:table-cell table:style-name="Tabela1.A1" office:value-type="string">
            <text:p text:style-name="Table_20_Contents">separate scripts, in past was embebed on server package</text:p>
          </table:table-cell>
          <table:table-cell table:style-name="Tabela1.A1" office:value-type="string">
            <text:p text:style-name="Table_20_Contents">. </text:p>
          </table:table-cell>
        </table:table-row>
      </table:table>
      <text:h text:style-name="Heading_20_2" text:outline-level="2"><text:bookmark text:name="Initialization"/>Initialization</text:h>
      <text:p text:style-name="Text_20_body">The alpine package of MySQL/MariaDB are like normal tarball of MySQL one, admins must be know what they want.. there's no automatic window-like here. </text:p>
      <text:p text:style-name="Text_20_body">The <text:span text:style-name="T1">datadir</text:span> are located to <text:span text:style-name="Source_20_Text">/var/lib/mysql</text:span> must be owned by the mysql user and group. You can modify this behavior but must edit the service file at <text:span text:style-name="Source_20_Text">/etc/init.d</text:span> directory. Also, you need to set <text:span text:style-name="Source_20_Text">datadir=&lt;YOUR_DATADIR&gt;</text:span> under section <text:span text:style-name="Source_20_Text">[mysqld]</text:span> at the config file. </text:p>
      <text:list xml:id="list1326294352" text:style-name="L2">
        <text:list-item>
          <text:p text:style-name="P14">Initialize the main mysql database, and the data dir as standardized to <text:span text:style-name="Source_20_Text">/var/lib/mysql</text:span> by the rc script </text:p>
        </text:list-item>
        <text:list-item>
          <text:p text:style-name="P14">Then initialize the service, root account and socket connection are enabled without password at this point </text:p>
        </text:list-item>
        <text:list-item>
          <text:p text:style-name="P14">Setup the root account by asignes a proper password, this are purely paranoid. due next step already do that! </text:p>
        </text:list-item>
        <text:list-item>
          <text:p text:style-name="P14">Setup and init the installation by running the <text:span text:style-name="Source_20_Text">mysql_secure_installation</text:span> </text:p>
        </text:list-item>
        <text:list-item>
          <text:p text:style-name="P5">Setup permissions for manage others users and databases</text:p>
        </text:list-item>
      </text:list>
      <text:p text:style-name="Preformatted_20_Text">mysql_install_db --user=mysql --datadir=/var/lib/mysql</text:p>
      <text:p text:style-name="Preformatted_20_Text"/>
      <text:p text:style-name="Preformatted_20_Text">rc-service mariadb start</text:p>
      <text:p text:style-name="Preformatted_20_Text"/>
      <text:p text:style-name="Preformatted_20_Text">mysqladmin -u root password toor</text:p>
      <text:p text:style-name="P3"><text:soft-page-break/></text:p>
      <text:p text:style-name="Text_20_body">After that, all are initializated to proceed with configuration, now can be done using the <text:span text:style-name="Source_20_Text">mysql_secure_installation</text:span> script at the next section: </text:p>
      <text:h text:style-name="Heading_20_2" text:outline-level="2"><text:bookmark text:name="Configuration"/>Configuration</text:h>
      <text:p text:style-name="Text_20_body">In order to finish setup into <text:span text:style-name="T2">MariaDB</text:span> now provide <text:span text:style-name="T2">this script called </text:span><text:span text:style-name="Source_20_Text"><text:span text:style-name="T2">mysql_secure_instalation</text:span></text:span><text:span text:style-name="T2"> that also are present as </text:span><text:span text:style-name="Source_20_Text"><text:span text:style-name="T2">mariadb-secure-installation</text:span></text:span>, too. This script provides minimal and security setup to the database, and here are the questions made explained: </text:p>
      <text:list xml:id="list988170058" text:style-name="L3">
        <text:list-item>
          <text:p text:style-name="P15"><text:span text:style-name="T2">Enter current password for root (enter for none):</text:span> this are if you previously setup as we done in previous section a root password, just provide it and press enter, <text:span text:style-name="T2">must be provided due we already set previously</text:span> and from now, this sript will access to the engine and alter many setting on the database. Correct respond are <text:span text:style-name="Source_20_Text">OK, successfully used password, moving on...</text:span> </text:p>
        </text:list-item>
        <text:list-item>
          <text:p text:style-name="P15"><text:span text:style-name="T2">Switch to unix_socket authentication [Y/n]</text:span> Setting the root password or using the unix_socket ensures that only admins can log into engine database. Since mysql 5.6 and mariadb 10.2 a new auth mechanish are set, by socket authentiaction, when system user are same as mysql/mariadb user, in this case, no password are need. In production servers this are not the case and must be disabled, <text:span text:style-name="T2">so answer NO</text:span>, and response will be <text:span text:style-name="Source_20_Text">... skipping.</text:span> </text:p>
        </text:list-item>
        <text:list-item>
          <text:p text:style-name="P15"><text:span text:style-name="T2">Change the root password? [Y/n]</text:span> this answer are here only if the first one are just enter, or if can provide a better passowrd if no unix socket are set. Just press "n" only if you provided a good password, otherwise just </text:p>
        </text:list-item>
        <text:list-item>
          <text:p text:style-name="P15"><text:span text:style-name="T2">Remove anonymous users? [Y/n]</text:span> this permits remove the anonymous user created to log using socket authentication, only working on unix-like system. In any case, <text:span text:style-name="T2">production system must remove it, so answer Y</text:span> and proper respond must be <text:span text:style-name="Source_20_Text">... Success!</text:span>. </text:p>
        </text:list-item>
        <text:list-item>
          <text:p text:style-name="P15"><text:span text:style-name="T2">Disallow root login remotely? [Y/n]</text:span> Normally, root should only be allowed to connect from 'localhost'. This ensures that someone cannot guess at the root password from the network. For sure answer Y <text:span text:style-name="T2">and proper respond must be </text:span><text:span text:style-name="Source_20_Text"><text:span text:style-name="T2">... Success!</text:span></text:span><text:span text:style-name="T2">.</text:span> </text:p>
        </text:list-item>
        <text:list-item>
          <text:p text:style-name="P15"><text:span text:style-name="T2">Remove test database and access to it? [Y/n]</text:span> By default, MariaDB comes with a database named 'test' that anyone can access. This is also intended only for testing, and should be removed, so answer Y <text:span text:style-name="T2">and proper respond must be </text:span><text:span text:style-name="Source_20_Text"><text:span text:style-name="T2">... Success!</text:span></text:span><text:span text:style-name="T2">.</text:span> </text:p>
        </text:list-item>
        <text:list-item>
          <text:p text:style-name="P6"><text:span text:style-name="T2">Reload privilege tables now? [Y/n]</text:span> Reloading the privilege tables will ensure that all changes made so far will take effect immediately, so answer Y <text:span text:style-name="T2">and proper respond must be </text:span><text:span text:style-name="Source_20_Text"><text:span text:style-name="T2">... Success!</text:span></text:span><text:span text:style-name="T2">.</text:span></text:p>
        </text:list-item>
      </text:list>
      <text:p text:style-name="Text_20_body">After reponse all the questions.. restart the service with <text:span text:style-name="Source_20_Text">rc-service mariadb restart</text:span> </text:p>
      <text:h text:style-name="Heading_20_3" text:outline-level="3"><text:bookmark text:name="Configuration_files"/>Configuration files</text:h>
      <text:p text:style-name="Text_20_body">Due today were influenced by systemd standardization, the famous my.cnf are not more the main config file for the server engine. Now only few variables are defined there and all the settings are provided by independent files into the <text:span text:style-name="Source_20_Text">/etc/my.cnf.d/</text:span> directory, user own config files are under <text:span text:style-name="Source_20_Text">~/.my.cnf</text:span> config file of each home dir, and are read after global ones; so then we have: </text:p>
      <table:table table:name="Tabela2" table:style-name="Tabela2">
        <table:table-column table:style-name="Tabela2.A"/>
        <table:table-column table:style-name="Tabela2.B"/>
        <table:table-column table:style-name="Tabela2.C"/>
        <table:table-column table:style-name="Tabela2.D"/>
        <text:soft-page-break/>
        <table:table-row table:style-name="TableLine93868667226224">
          <table:table-cell table:style-name="Tabela2.A1" office:value-type="string">
            <text:p text:style-name="Table_20_Heading">Config file</text:p>
          </table:table-cell>
          <table:table-cell table:style-name="Tabela2.A1" office:value-type="string">
            <text:p text:style-name="Table_20_Heading">Path and name</text:p>
          </table:table-cell>
          <table:table-cell table:style-name="Tabela2.A1" office:value-type="string">
            <text:p text:style-name="Table_20_Heading">Versions of Alpine</text:p>
          </table:table-cell>
          <table:table-cell table:style-name="Tabela2.A1" office:value-type="string">
            <text:p text:style-name="Table_20_Heading">Contents to configure </text:p>
          </table:table-cell>
        </table:table-row>
        <table:table-row table:style-name="TableLine93868667226224">
          <table:table-cell table:style-name="Tabela2.A1" office:value-type="string">
            <text:p text:style-name="Table_20_Contents">my.cnf</text:p>
          </table:table-cell>
          <table:table-cell table:style-name="Tabela2.A1" office:value-type="string">
            <text:p text:style-name="Table_20_Contents">/etc/mysql/my.cnf</text:p>
          </table:table-cell>
          <table:table-cell table:style-name="Tabela2.A1" office:value-type="string">
            <text:p text:style-name="Table_20_Contents">v2 to v3.8</text:p>
          </table:table-cell>
          <table:table-cell table:style-name="Tabela2.A1" office:value-type="string">
            <text:p text:style-name="Table_20_Contents">All the directives, Global config file </text:p>
          </table:table-cell>
        </table:table-row>
        <table:table-row table:style-name="TableLine93868667226224">
          <table:table-cell table:style-name="Tabela2.A1" office:value-type="string">
            <text:p text:style-name="Table_20_Contents">mariadb-server.cnf</text:p>
          </table:table-cell>
          <table:table-cell table:style-name="Tabela2.A1" office:value-type="string">
            <text:p text:style-name="Table_20_Contents">/etc/my.cnf.d/mariadb-server.cnf</text:p>
          </table:table-cell>
          <table:table-cell table:style-name="Tabela2.A1" office:value-type="string">
            <text:p text:style-name="Table_20_Contents">since 3.9</text:p>
          </table:table-cell>
          <table:table-cell table:style-name="Tabela2.A1" office:value-type="string">
            <text:p text:style-name="Table_20_Contents">First Global config file, main directives </text:p>
          </table:table-cell>
        </table:table-row>
        <table:table-row table:style-name="TableLine93868667226224">
          <table:table-cell table:style-name="Tabela2.A1" office:value-type="string">
            <text:p text:style-name="Table_20_Contents">.my.cnf</text:p>
          </table:table-cell>
          <table:table-cell table:style-name="Tabela2.A1" office:value-type="string">
            <text:p text:style-name="Table_20_Contents">$HOME</text:p>
          </table:table-cell>
          <table:table-cell table:style-name="Tabela2.A1" office:value-type="string">
            <text:p text:style-name="Table_20_Contents">all</text:p>
          </table:table-cell>
          <table:table-cell table:style-name="Tabela2.A1" office:value-type="string">
            <text:p text:style-name="Table_20_Contents">user name only config directives </text:p>
          </table:table-cell>
        </table:table-row>
      </table:table>
      <text:p text:style-name="Text_20_body"/>
      <text:h text:style-name="Heading_20_3" text:outline-level="3"><text:bookmark text:name="Production_settings"/>Production settings</text:h>
      <text:p text:style-name="Text_20_body">These setting are only recommended for some server settings, there are the recommendation for high production settings: </text:p>
      <text:p text:style-name="Text_20_body"/>
      <table:table table:name="Tabela3" table:style-name="Tabela3">
        <table:table-column table:style-name="Tabela3.A"/>
        <table:table-column table:style-name="Tabela3.B"/>
        <table:table-column table:style-name="Tabela3.C"/>
        <table:table-column table:style-name="Tabela3.D"/>
        <table:table-row table:style-name="TableLine93868667303168">
          <table:table-cell table:style-name="Tabela3.A1" office:value-type="string">
            <text:p text:style-name="Table_20_Heading">Config setting</text:p>
          </table:table-cell>
          <table:table-cell table:style-name="Tabela3.A1" office:value-type="string">
            <text:p text:style-name="Table_20_Heading">Default</text:p>
          </table:table-cell>
          <table:table-cell table:style-name="Tabela3.A1" office:value-type="string">
            <text:p text:style-name="Table_20_Heading">Recommended</text:p>
          </table:table-cell>
          <table:table-cell table:style-name="Tabela3.A1" office:value-type="string">
            <text:p text:style-name="Table_20_Heading">Explanation </text:p>
          </table:table-cell>
        </table:table-row>
        <table:table-row table:style-name="TableLine93868667303168">
          <table:table-cell table:style-name="Tabela3.A1" office:value-type="string">
            <text:p text:style-name="Table_20_Contents">main ram</text:p>
          </table:table-cell>
          <table:table-cell table:style-name="Tabela3.A1" office:value-type="string">
            <text:p text:style-name="Table_20_Contents">2G</text:p>
          </table:table-cell>
          <table:table-cell table:style-name="Tabela3.A1" office:value-type="string">
            <text:p text:style-name="Table_20_Contents">8G - 16G</text:p>
          </table:table-cell>
          <table:table-cell table:style-name="Tabela3.A1" office:value-type="string">
            <text:p text:style-name="Table_20_Contents">MariaDB/MySQL can run with 512M or 1G of ram, high production must use minimun of 4G or more. </text:p>
          </table:table-cell>
        </table:table-row>
        <table:table-row table:style-name="TableLine93868667303168">
          <table:table-cell table:style-name="Tabela3.A1" office:value-type="string">
            <text:p text:style-name="Table_20_Contents">data dir disk type</text:p>
          </table:table-cell>
          <table:table-cell table:style-name="Tabela3.A1" office:value-type="string">
            <text:p text:style-name="Table_20_Contents">any</text:p>
          </table:table-cell>
          <table:table-cell table:style-name="Tabela3.A1" office:value-type="string">
            <text:p text:style-name="Table_20_Contents">SSD</text:p>
          </table:table-cell>
          <table:table-cell table:style-name="Tabela3.A1" office:value-type="string">
            <text:p text:style-name="Table_20_Contents">MariaDB/MySQL must run with faster SSD if high request will be produced. </text:p>
          </table:table-cell>
        </table:table-row>
        <table:table-row table:style-name="TableLine93868667303168">
          <table:table-cell table:style-name="Tabela3.A1" office:value-type="string">
            <text:p text:style-name="Table_20_Contents">collation_server</text:p>
          </table:table-cell>
          <table:table-cell table:style-name="Tabela3.A1" office:value-type="string">
            <text:p text:style-name="Table_20_Contents">utf8_unicode_ci</text:p>
          </table:table-cell>
          <table:table-cell table:style-name="Tabela3.A1" office:value-type="string">
            <text:p text:style-name="Table_20_Contents">utf8mb4_unicode_ci</text:p>
          </table:table-cell>
          <table:table-cell table:style-name="Tabela3.A1" office:value-type="string">
            <text:p text:style-name="Table_20_Contents">With 8mb4 some characters are able to use more than a single byte. </text:p>
          </table:table-cell>
        </table:table-row>
        <table:table-row table:style-name="TableLine93868667303168">
          <table:table-cell table:style-name="Tabela3.A1" office:value-type="string">
            <text:p text:style-name="Table_20_Contents">character_set_client</text:p>
          </table:table-cell>
          <table:table-cell table:style-name="Tabela3.A1" office:value-type="string">
            <text:p text:style-name="Table_20_Contents">iso8859-1</text:p>
          </table:table-cell>
          <table:table-cell table:style-name="Tabela3.A1" office:value-type="string">
            <text:p text:style-name="Table_20_Contents">utf8 or utf8mb4</text:p>
          </table:table-cell>
          <table:table-cell table:style-name="Tabela3.A1" office:value-type="string">
            <text:p text:style-name="Table_20_Contents">Important due are standard, for left to right use 8mb4 flavor </text:p>
          </table:table-cell>
        </table:table-row>
        <table:table-row table:style-name="TableLine93868667303168">
          <table:table-cell table:style-name="Tabela3.A1" office:value-type="string">
            <text:p text:style-name="Table_20_Contents">max_connections</text:p>
          </table:table-cell>
          <table:table-cell table:style-name="Tabela3.A1" office:value-type="string">
            <text:p text:style-name="Table_20_Contents">151</text:p>
          </table:table-cell>
          <table:table-cell table:style-name="Tabela3.A1" office:value-type="string">
            <text:p text:style-name="Table_20_Contents">100</text:p>
          </table:table-cell>
          <table:table-cell table:style-name="Tabela3.A1" office:value-type="string">
            <text:p text:style-name="Table_20_Contents">total_connections = total_processes * (total_threads + script_servers + 1) </text:p>
          </table:table-cell>
        </table:table-row>
        <table:table-row table:style-name="TableLine93868667303168">
          <table:table-cell table:style-name="Tabela3.A1" office:value-type="string">
            <text:p text:style-name="Table_20_Contents">max_heap_table_size</text:p>
          </table:table-cell>
          <table:table-cell table:style-name="Tabela3.A1" office:value-type="string">
            <text:p text:style-name="Table_20_Contents">16M</text:p>
          </table:table-cell>
          <table:table-cell table:style-name="Tabela3.A1" office:value-type="string">
            <text:p text:style-name="Table_20_Contents">32M</text:p>
          </table:table-cell>
          <table:table-cell table:style-name="Tabela3.A1" office:value-type="string">
            <text:p text:style-name="Table_20_Contents">allocate more memory to memory tables, for memory storage engines </text:p>
          </table:table-cell>
        </table:table-row>
        <table:table-row table:style-name="TableLine93868667303168">
          <table:table-cell table:style-name="Tabela3.A1" office:value-type="string">
            <text:p text:style-name="Table_20_Contents">tmp_table_size</text:p>
          </table:table-cell>
          <table:table-cell table:style-name="Tabela3.A1" office:value-type="string">
            <text:p text:style-name="Table_20_Contents">16M</text:p>
          </table:table-cell>
          <table:table-cell table:style-name="Tabela3.A1" office:value-type="string">
            <text:p text:style-name="Table_20_Contents">32M</text:p>
          </table:table-cell>
          <table:table-cell table:style-name="Tabela3.A1" office:value-type="string">
            <text:p text:style-name="Table_20_Contents">It allows the sub queries to remain more in memory, making them faster </text:p>
          </table:table-cell>
        </table:table-row>
        <table:table-row table:style-name="TableLine93868667303168">
          <table:table-cell table:style-name="Tabela3.A1" office:value-type="string">
            <text:p text:style-name="Table_20_Contents">join_buffer_size</text:p>
          </table:table-cell>
          <table:table-cell table:style-name="Tabela3.A1" office:value-type="string">
            <text:p text:style-name="Table_20_Contents">32M</text:p>
          </table:table-cell>
          <table:table-cell table:style-name="Tabela3.A1" office:value-type="string">
            <text:p text:style-name="Table_20_Contents">64M</text:p>
          </table:table-cell>
          <table:table-cell table:style-name="Tabela3.A1" office:value-type="string">
            <text:p text:style-name="Table_20_Contents">It allows the join queries to remain more in memory rather in temp files </text:p>
          </table:table-cell>
        </table:table-row>
        <table:table-row table:style-name="TableLine93868667303168">
          <table:table-cell table:style-name="Tabela3.A1" office:value-type="string">
            <text:p text:style-name="Table_20_Contents">innodb_file_format</text:p>
          </table:table-cell>
          <table:table-cell table:style-name="Tabela3.A1" office:value-type="string">
            <text:p text:style-name="Table_20_Contents">unset</text:p>
          </table:table-cell>
          <table:table-cell table:style-name="Tabela3.A1" office:value-type="string">
            <text:p text:style-name="Table_20_Contents">Barracuda</text:p>
          </table:table-cell>
          <table:table-cell table:style-name="Tabela3.A1" office:value-type="string">
            <text:p text:style-name="Table_20_Contents">will allow longer indexes for important most used tables </text:p>
          </table:table-cell>
        </table:table-row>
        <table:table-row table:style-name="TableLine93868667303168">
          <table:table-cell table:style-name="Tabela3.A1" office:value-type="string">
            <text:p text:style-name="Table_20_Contents">innodb_large_prefix</text:p>
          </table:table-cell>
          <table:table-cell table:style-name="Tabela3.A1" office:value-type="string">
            <text:p text:style-name="Table_20_Contents">unset</text:p>
          </table:table-cell>
          <table:table-cell table:style-name="Tabela3.A1" office:value-type="string">
            <text:p text:style-name="Table_20_Contents">1</text:p>
          </table:table-cell>
          <table:table-cell table:style-name="Tabela3.A1" office:value-type="string">
            <text:p text:style-name="Table_20_Contents">Must set if Barracuda file format are choosen </text:p>
          </table:table-cell>
        </table:table-row>
        <table:table-row table:style-name="TableLine93868667303168">
          <table:table-cell table:style-name="Tabela3.A1" office:value-type="string">
            <text:p text:style-name="Table_20_Contents">innodb_buffer_pool_size</text:p>
          </table:table-cell>
          <table:table-cell table:style-name="Tabela3.A1" office:value-type="string">
            <text:p text:style-name="Table_20_Contents">128M</text:p>
          </table:table-cell>
          <table:table-cell table:style-name="Tabela3.A1" office:value-type="string">
            <text:p text:style-name="Table_20_Contents">456M</text:p>
          </table:table-cell>
          <table:table-cell table:style-name="Tabela3.A1" office:value-type="string">
            <text:p text:style-name="Table_20_Contents">hold as much tables and indexes in system memory as is possible </text:p>
          </table:table-cell>
        </table:table-row>
        <table:table-row table:style-name="TableLine93868667303168">
          <table:table-cell table:style-name="Tabela3.A1" office:value-type="string">
            <text:p text:style-name="Table_20_Contents">innodb_read_io_threads</text:p>
          </table:table-cell>
          <table:table-cell table:style-name="Tabela3.A1" office:value-type="string">
            <text:p text:style-name="Table_20_Contents">16</text:p>
          </table:table-cell>
          <table:table-cell table:style-name="Tabela3.A1" office:value-type="string">
            <text:p text:style-name="Table_20_Contents">32</text:p>
          </table:table-cell>
          <table:table-cell table:style-name="Tabela3.A1" office:value-type="string">
            <text:p text:style-name="Table_20_Contents">On high I/O systems, a value greater than 1 may allow the disk I/O to be more sequential </text:p>
          </table:table-cell>
        </table:table-row>
        <table:table-row table:style-name="TableLine93868667303168">
          <table:table-cell table:style-name="Tabela3.A1" office:value-type="string">
            <text:p text:style-name="Table_20_Contents">innodb_write_io_threads</text:p>
          </table:table-cell>
          <table:table-cell table:style-name="Tabela3.A1" office:value-type="string">
            <text:p text:style-name="Table_20_Contents">16</text:p>
          </table:table-cell>
          <table:table-cell table:style-name="Tabela3.A1" office:value-type="string">
            <text:p text:style-name="Table_20_Contents">32</text:p>
          </table:table-cell>
          <table:table-cell table:style-name="Tabela3.A1" office:value-type="string">
            <text:p text:style-name="Table_20_Contents">Only if you have SSD storage for the data MySQL/MariaDB database and temp files </text:p>
          </table:table-cell>
        </table:table-row>
        <table:table-row table:style-name="TableLine93868667303168">
          <table:table-cell table:style-name="Tabela3.A1" office:value-type="string">
            <text:p text:style-name="Table_20_Contents">innodb_buffer_pool_instances</text:p>
          </table:table-cell>
          <table:table-cell table:style-name="Tabela3.A1" office:value-type="string">
            <text:p text:style-name="Table_20_Contents">1</text:p>
          </table:table-cell>
          <table:table-cell table:style-name="Tabela3.A1" office:value-type="string">
            <text:p text:style-name="Table_20_Contents">2 or 4</text:p>
          </table:table-cell>
          <table:table-cell table:style-name="Tabela3.A1" office:value-type="string">
            <text:p text:style-name="Table_20_Contents">Only for older MySQL/MariaDB engines, </text:p>
          </table:table-cell>
        </table:table-row>
        <table:table-row table:style-name="TableLine93868667303168">
          <table:table-cell table:style-name="Tabela3.A1" office:value-type="string">
            <text:p text:style-name="Table_20_Contents">innodb_io_capacity</text:p>
          </table:table-cell>
          <table:table-cell table:style-name="Tabela3.A1" office:value-type="string">
            <text:p text:style-name="Table_20_Contents">200</text:p>
          </table:table-cell>
          <table:table-cell table:style-name="Tabela3.A1" office:value-type="string">
            <text:p text:style-name="Table_20_Contents">1200 - 2600</text:p>
          </table:table-cell>
          <table:table-cell table:style-name="Tabela3.A1" office:value-type="string">
            <text:p text:style-name="Table_20_Contents">Only if you have SSD storage for the data MySQL/MariaDB database and temp files </text:p>
          </table:table-cell>
        </table:table-row>
        <text:soft-page-break/>
        <table:table-row table:style-name="TableLine93868667303168">
          <table:table-cell table:style-name="Tabela3.A1" office:value-type="string">
            <text:p text:style-name="Table_20_Contents">innodb_io_capacity_max</text:p>
          </table:table-cell>
          <table:table-cell table:style-name="Tabela3.A1" office:value-type="string">
            <text:p text:style-name="Table_20_Contents">200</text:p>
          </table:table-cell>
          <table:table-cell table:style-name="Tabela3.A1" office:value-type="string">
            <text:p text:style-name="Table_20_Contents">2400 - 5200</text:p>
          </table:table-cell>
          <table:table-cell table:style-name="Tabela3.A1" office:value-type="string">
            <text:p text:style-name="Table_20_Contents">Only if you have SSD storage for the data MySQL/MariaDB database and temp files </text:p>
          </table:table-cell>
        </table:table-row>
      </table:table>
      <text:p text:style-name="Text_20_body">If you have SSD disks, use the recommended suggestion, otherwise, use minimum suggested. If you have physical hard drives, use 2000 * the number of active drives in the array. If using NVMe or PCIe Flash, much larger numbers as high as 200000 can be used, but those lasted storage devices will be a short life of course. </text:p>
      <text:p text:style-name="Text_20_body">Newer system Alpine packages can set in independent files in any case those commands always works and where are not apply just will ignore the output: </text:p>
      <text:list xml:id="list277458848" text:style-name="L4">
        <text:list-item>
          <text:p text:style-name="P7">On older Alpine system must set config files for MAX ALLOWED PACKETS to minimun proper amount:</text:p>
        </text:list-item>
      </text:list>
      <text:p text:style-name="Preformatted_20_Text">sed -i "s|.*max_allowed_packet\s*=.*|max_allowed_packet = 100M|g" /etc/mysql/my.cnf</text:p>
      <text:p text:style-name="Preformatted_20_Text">sed -i "s|.*max_allowed_packet\s*=.*|max_allowed_packet = 100M|g" /etc/my.cnf.d/mariadb-server.cnf</text:p>
      <text:p text:style-name="P3"/>
      <text:list xml:id="list3460145776" text:style-name="L5">
        <text:list-item>
          <text:p text:style-name="P8">Only allow local connections on cases where there's only one server or no expected to connect from others:</text:p>
        </text:list-item>
      </text:list>
      <text:p text:style-name="Preformatted_20_Text">sed -i "s|.*bind-address\s*=.*|bind-address=127.0.0.1|g" /etc/mysql/my.cnf</text:p>
      <text:p text:style-name="Preformatted_20_Text">sed -i "s|.*bind-address\s*=.*|bind-address=127.0.0.1|g" /etc/my.cnf.d/mariadb-server.cnf</text:p>
      <text:p text:style-name="P3"/>
      <text:list xml:id="list3988731417" text:style-name="L6">
        <text:list-item>
          <text:p text:style-name="P9">If are not in domain controller, dont search for hostnames to improve performance responses (ideal for local only servers):</text:p>
        </text:list-item>
      </text:list>
      <text:p text:style-name="Preformatted_20_Text">sed -i "s|.*skip-networking.*|skip-networking|g" /etc/mysql/my.cnf</text:p>
      <text:p text:style-name="Preformatted_20_Text">sed -i "s|.*skip-networking.*|skip-networking|g" /etc/my.cnf.d/mariadb-server.cnf</text:p>
      <text:p text:style-name="P3"/>
      <text:list xml:id="list2220465804" text:style-name="L7">
        <text:list-item>
          <text:p text:style-name="P10">Set default charset to UTF8MB4, in newer versions (since Alpine v3.9), just added a new file to added thus customization, but older versions (below Alpine v3.8)of the package does not have a charset section, so you must added manually to the main configuration in each respective section:</text:p>
        </text:list-item>
      </text:list>
      <text:p text:style-name="Preformatted_20_Text">cat &gt; /etc/my.cnf.d/mariadb-server-default-charset.cnf &lt;&lt; EOF</text:p>
      <text:p text:style-name="Preformatted_20_Text">[client]</text:p>
      <text:p text:style-name="Preformatted_20_Text">default-character-set = utf8mb4</text:p>
      <text:p text:style-name="Preformatted_20_Text"/>
      <text:p text:style-name="Preformatted_20_Text">[mysqld]</text:p>
      <text:p text:style-name="Preformatted_20_Text">collation_server = utf8mb4_unicode_ci</text:p>
      <text:p text:style-name="Preformatted_20_Text">character_set_server = utf8mb4</text:p>
      <text:p text:style-name="Preformatted_20_Text"/>
      <text:p text:style-name="Preformatted_20_Text">[mysql]</text:p>
      <text:p text:style-name="Preformatted_20_Text">default-character-set = utf8mb4</text:p>
      <text:p text:style-name="Preformatted_20_Text">EOF</text:p>
      <text:p text:style-name="P3"/>
      <text:h text:style-name="Heading_20_2" text:outline-level="2"><text:bookmark text:name="Updating_or_comming_from_upgrading"/><text:soft-page-break/>Updating or comming from upgrading</text:h>
      <text:p text:style-name="Text_20_body">Mayor Upgrades beetween Alpine linux version are so easy as change the repository version, but the MySQL/MariaDB engine need some extra steps when this are performed: </text:p>
      <text:p text:style-name="Text_20_body">Upgrade databases on major releases Upon a major version release of mariadb (for example mariadb-10.1.10-1 to mariadb-10.1.18-1), it is wise to upgrade databases: </text:p>
      <text:list xml:id="list1929916602" text:style-name="L8">
        <text:list-item>
          <text:p text:style-name="P16">keep the old database (mysql sheme) structure of the engine daemon, currently this are not more the case, today this not make sense anymore </text:p>
        </text:list-item>
        <text:list-item>
          <text:p text:style-name="P16">upgrade the MariaDB/MySQL packages, of course with must be done if the upgrade process to mayor alpine version does not! </text:p>
        </text:list-item>
        <text:list-item>
          <text:p text:style-name="P16">run the <text:span text:style-name="Source_20_Text">mysql_upgrade -u root -p</text:span> script, providing the password or root, (from the new package version) against the old still-running database (mysql sheme). This will produce some error messages; however, the upgrade will succeed. </text:p>
        </text:list-item>
        <text:list-item>
          <text:p text:style-name="P11">Restart the service</text:p>
        </text:list-item>
      </text:list>
      <text:p text:style-name="Text_20_body">If are unable to run <text:span text:style-name="T1">mysql_upgrade</text:span> because MySQL cannot start try run MySQL in safemode with <text:span text:style-name="Source_20_Text">mysqld_safe --datadir=/var/lib/mysql/</text:span> command and then run the <text:span text:style-name="Source_20_Text">mysql_upgrade -u root -p</text:span> script. </text:p>
      <text:h text:style-name="Heading_20_1" text:outline-level="1"><text:bookmark text:name="Relevant_important_notes"/>Relevant important notes</text:h>
      <text:h text:style-name="Heading_20_2" text:outline-level="2"><text:bookmark text:name="File_system_notes_about_the_databases_managed"/>File system notes about the databases managed</text:h>
      <text:p text:style-name="Text_20_body"><text:span text:style-name="T2">Btrfs Notes</text:span> </text:p>
      <text:p text:style-name="Text_20_body">If the database (in <text:span text:style-name="Source_20_Text">/var/lib/mysql</text:span>) resides on a <text:a xlink:type="simple" xlink:href="https://wiki.alpinelinux.org/wiki/Btrfs" text:style-name="Internet_20_link" text:visited-style-name="Visited_20_Internet_20_Link">btrfs</text:a> file system, you should consider disabling <text:span text:style-name="T2">Copy-on-Write</text:span> for the directory before creating any database (schemes), after initialization you can enabled again. But .. on every database creation (scheme creation), you must disabled again, to avoid corrupted data. </text:p>
      <text:p text:style-name="Text_20_body"><text:span text:style-name="T2">ZFS Bock sizes</text:span> </text:p>
      <text:p text:style-name="Text_20_body">ZFS, unlike most other file systems, has a variable record size, or what is commonly referred to as a block size. By default, the recordsize on ZFS is 128KiB, which means it will dynamically allocate blocks of any size from 512B to 128KiB depending on the size of file being written. Most RDBMSes work in 8KiB-sized blocks by default. Although the block size is tunable for MySQL/MariaDB use an 8KiB block size by default. </text:p>
      <text:p text:style-name="Text_20_body">It is usually desirable to tune ZFS instead to accommodate the databases, using a command such as <text:span text:style-name="Source_20_Text">zfs set recordsize=8K /var/lib/mysql</text:span> (or change /var/lib/mysql to the mount point where /var/lib/mysql resides) and in the interest of saving memory, it is best to simply disable ZFS's caching of the database's file data and let the database do its own job with <text:span text:style-name="Source_20_Text">zfs set primarycache=metadata /var/lib/mysql</text:span> (or change /var/lib/mysql to the mount point where /var/lib/mysql resides). </text:p>
      <text:p text:style-name="Text_20_body">But beware, these kinds of tuning parameters are only if RDBMSes are setup in dedicated partitions, if your root and of course database are all in one partition, dont do that. Separate ones. </text:p>
      <text:h text:style-name="Heading_20_2" text:outline-level="2"><text:bookmark text:name="Restore_root_password"/><text:soft-page-break/>Restore root password</text:h>
      <text:p text:style-name="Preformatted_20_Text">rc-service mysql stop</text:p>
      <text:p text:style-name="Preformatted_20_Text"/>
      <text:p text:style-name="Preformatted_20_Text">kill <text:s/>`cat /run/mysqld/mysqld.pid`</text:p>
      <text:p text:style-name="Preformatted_20_Text"/>
      <text:p text:style-name="Preformatted_20_Text">/usr/bin/mysqld --datadir=/var/lib/mysql --pid-file=/run/mysqld/mysqld.pid --skip-grant-tables --skip-networking &amp;</text:p>
      <text:p text:style-name="Preformatted_20_Text"/>
      <text:p text:style-name="Preformatted_20_Text">mysql -e "ALTER USER 'root'@'localhost' IDENTIFIED BY 'MyNewPass';FLUSH PRIVILEGES;ALTER USER 'root'@'localhost' IDENTIFIED BY 'MyNewPass';FLUSH PRIVILEGES;set password = password('MyNewPass');"</text:p>
      <text:p text:style-name="Preformatted_20_Text"/>
      <text:p text:style-name="Preformatted_20_Text">kill <text:s/>`cat /run/mysqld/mysqld.pid`</text:p>
      <text:p text:style-name="Preformatted_20_Text"/>
      <text:p text:style-name="Preformatted_20_Text">rc-service mariadb restart</text:p>
      <text:p text:style-name="P3"/>
      <text:h text:style-name="Heading_20_1" text:outline-level="1"><text:bookmark text:name="See_Also"/>See Also</text:h>
      <text:list xml:id="list1958101051" text:style-name="L9">
        <text:list-item>
          <text:p text:style-name="P17"><text:a xlink:type="simple" xlink:href="https://wiki.alpinelinux.org/wiki/MariaDB" text:style-name="Internet_20_link" text:visited-style-name="Visited_20_Internet_20_Link">MariaDB wiki page</text:a> </text:p>
        </text:list-item>
        <text:list-item>
          <text:p text:style-name="P17"><text:a xlink:type="simple" xlink:href="https://wiki.alpinelinux.org/wiki/Production_LAMP_system:_Lighttpd_%2B_PHP_%2B_MySQL" text:style-name="Internet_20_link" text:visited-style-name="Visited_20_Internet_20_Link">Production LAMP system: Lighttpd + PHP + MySQL</text:a> </text:p>
        </text:list-item>
        <text:list-item>
          <text:p text:style-name="P12"><text:a xlink:type="simple" xlink:href="https://wiki.alpinelinux.org/wiki/Alpine_newbie_developer" text:style-name="Internet_20_link" text:visited-style-name="Visited_20_Internet_20_Link">Alpine newbie developer</text:a></text:p>
        </text:list-item>
      </text:list>
      <text:p text:style-name="Standard"><text:a xlink:type="simple" xlink:href="https://wiki.alpinelinux.org/wiki/Production_DataBases_:_mysql" text:style-name="Internet_20_link" text:visited-style-name="Visited_20_Internet_20_Link">https://wiki.alpinelinux.org/wiki/Production_DataBases_:_mysq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07:15:23.310933851</meta:creation-date>
    <dc:date>2022-03-30T07:15:46.266649958</dc:date>
    <meta:editing-duration>PT23S</meta:editing-duration>
    <meta:editing-cycles>1</meta:editing-cycles>
    <meta:document-statistic meta:table-count="3" meta:image-count="0" meta:object-count="0" meta:page-count="7" meta:paragraph-count="250" meta:word-count="2094" meta:character-count="13651" meta:non-whitespace-character-count="11758"/>
    <meta:generator>LibreOffice/6.4.7.2$Linux_X86_64 LibreOffice_project/40$Build-2</meta:generator>
  </office:meta>
</office:document-meta>
</file>